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able_20_Contents">
      <style:paragraph-properties style:line-height-at-least="0.1665in"/>
      <style:text-properties fo:color="#6a737d" style:font-name="SFMono-Regular" fo:font-size="7.19999980926514pt" officeooo:paragraph-rsid="001cddbd"/>
    </style:style>
    <style:style style:name="P2" style:family="paragraph" style:parent-style-name="Table_20_Contents">
      <style:paragraph-properties style:line-height-at-least="0.1665in"/>
      <style:text-properties fo:color="#24292e" style:font-name="SFMono-Regular" fo:font-size="7.19999980926514pt" officeooo:paragraph-rsid="001cddbd"/>
    </style:style>
    <style:style style:name="T1" style:family="text">
      <style:text-properties officeooo:rsid="000f95c1"/>
    </style:style>
    <style:style style:name="T2" style:family="text">
      <style:text-properties fo:color="#6a73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 create topics array buttons<text:bookmark text:name="L7"/></text:p>
      <text:p text:style-name="P1">//create all buttons<text:bookmark text:name="L12"/></text:p>
      <text:p text:style-name="P1">//on button click<text:bookmark text:name="L22"/></text:p>
      <text:p text:style-name="P1">//new variable will log the text data from each button<text:bookmark text:name="L25"/></text:p>
      <text:p text:style-name="P1">// console.log<text:bookmark text:name="L27"/></text:p>
      <text:p text:style-name="P1">// console.log(queryURL);<text:bookmark text:name="L30"/></text:p>
      <text:p text:style-name="P1">// Creating an AJAX call for the specific <text:span text:style-name="T1">tv</text:span> button being clicked<text:bookmark text:name="L32"/></text:p>
      <text:p text:style-name="P1">//console.log(results);<text:bookmark text:name="L39"/></text:p>
      <text:p text:style-name="P1">//empties the div before adding more gifs<text:bookmark text:name="L40"/></text:p>
      <text:p text:style-name="P1">// console.log(imageView); <text:bookmark text:name="L46"/></text:p>
      <text:p text:style-name="P1">// Pulling ratings for each movie<text:bookmark text:name="L53"/></text:p>
      <text:p text:style-name="P1">// console.log(rating);<text:bookmark text:name="L55"/></text:p>
      <text:p text:style-name="P2"><text:span text:style-name="T2">// end for loop</text:span></text:p>
      <text:p text:style-name="P2"><text:span text:style-name="T2">// done response</text:span><text:bookmark text:name="L60"/></text:p>
      <text:p text:style-name="P1">//function to stop and animate gif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23:05:34.395831934</meta:creation-date>
    <dc:date>2018-09-22T23:06:30.599125200</dc:date>
    <meta:editing-duration>PT57S</meta:editing-duration>
    <meta:editing-cycles>1</meta:editing-cycles>
    <meta:document-statistic meta:table-count="0" meta:image-count="0" meta:object-count="0" meta:page-count="1" meta:paragraph-count="15" meta:word-count="68" meta:character-count="438" meta:non-whitespace-character-count="384"/>
    <meta:generator>LibreOffice/5.4.1.2$MacOSX_X86_64 LibreOffice_project/ea7cb86e6eeb2bf3a5af73a8f7777ac570321527</meta:generator>
  </office:meta>
</office:document-meta>
</file>